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8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82in" fo:break-before="auto" style:use-optimal-row-height="false"/>
    </style:style>
    <style:style style:name="ro2" style:family="table-row">
      <style:table-row-properties style:row-height="0.355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/>
    </style:style>
    <style:style style:name="ce6" style:family="table-cell" style:parent-style-name="Default" style:data-style-name="N100">
      <style:table-cell-properties fo:border-bottom="0.74pt solid #000000" fo:wrap-option="wrap" fo:border-left="none" fo:border-right="0.74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wrap-option="wrap" fo:border-left="none" fo:border-right="0.74pt solid #000000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29">
      <style:table-cell-properties fo:border-bottom="none" fo:border-left="none" fo:border-right="none" fo:border-top="0.74pt solid #000000"/>
    </style:style>
    <style:style style:name="ce12" style:family="table-cell" style:parent-style-name="Default" style:data-style-name="N129"/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9"/>
        <table:table-column table:style-name="co4" table:number-columns-repeated="5" table:default-cell-style-name="Default"/>
        <table:table-column table:style-name="co4" table:number-columns-repeated="16373"/>
        <table:table-row table:style-name="ro1">
          <table:table-cell table:style-name="ce1" office:value-type="string" calcext:value-type="string">
            <text:p>X-Days Synth: Bill of Materials</text:p>
          </table:table-cell>
          <table:table-cell table:style-name="ce5" table:number-columns-repeated="4"/>
          <table:table-cell table:style-name="Default"/>
          <table:table-cell table:number-columns-repeated="5"/>
          <table:table-cell table:style-name="Default" table:number-columns-repeated="16373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Quantity <text:s/>(In Project)</text:p>
          </table:table-cell>
          <table:table-cell table:style-name="ce6" office:value-type="string" calcext:value-type="string">
            <text:p>Quantity (In Order)</text:p>
          </table:table-cell>
          <table:table-cell table:style-name="ce6" office:value-type="string" calcext:value-type="string">
            <text:p>Price of Order</text:p>
          </table:table-cell>
          <table:table-cell table:style-name="ce6" office:value-type="string" calcext:value-type="string">
            <text:p>Shipping</text:p>
          </table:table-cell>
          <table:table-cell table:style-name="ce10" office:value-type="string" calcext:value-type="string">
            <text:p>Price per unit</text:p>
          </table:table-cell>
          <table:table-cell table:style-name="ce13" office:value-type="string" calcext:value-type="string">
            <text:p>URL</text:p>
          </table:table-cell>
          <table:table-cell table:style-name="ce13" table:number-columns-repeated="4"/>
          <table:table-cell table:style-name="ce8" table:number-columns-repeated="16373"/>
        </table:table-row>
        <table:table-row table:style-name="ro3">
          <table:table-cell office:value-type="string" calcext:value-type="string">
            <text:p>16 WS2812B R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1.59" calcext:value-type="currency">
            <text:p>21.59 €</text:p>
          </table:table-cell>
          <table:table-cell/>
          <table:table-cell table:formula="of:=([.D3]+[.E3])/[.C3]" office:value-type="currency" office:currency="EUR" office:value="2.159" calcext:value-type="currency">
            <text:p>2.16 €</text:p>
          </table:table-cell>
          <table:table-cell office:value-type="string" calcext:value-type="string">
            <text:p><text:a xlink:href="https://de.aliexpress.com/item/1005004564665321.html" xlink:type="simple">https://de.aliexpress.com/item/1005004564665321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Bluepill STM32F103C8t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4.19" calcext:value-type="currency">
            <text:p>14.19 €</text:p>
          </table:table-cell>
          <table:table-cell/>
          <table:table-cell table:formula="of:=([.D4]+[.E4])/[.C4]" office:value-type="currency" office:currency="EUR" office:value="1.419" calcext:value-type="currency">
            <text:p>1.42 €</text:p>
          </table:table-cell>
          <table:table-cell office:value-type="string" calcext:value-type="string">
            <text:p><text:a xlink:href="https://de.aliexpress.com/item/1005009367824674.html" xlink:type="simple">https://de.aliexpress.com/item/1005009367824674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Speaker 3w 4Ω 4c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0.99" calcext:value-type="currency">
            <text:p>10.99 €</text:p>
          </table:table-cell>
          <table:table-cell/>
          <table:table-cell table:formula="of:=([.D5]+[.E5])/[.C5]" office:value-type="currency" office:currency="EUR" office:value="1.099" calcext:value-type="currency">
            <text:p>1.10 €</text:p>
          </table:table-cell>
          <table:table-cell office:value-type="string" calcext:value-type="string">
            <text:p><text:a xlink:href="https://de.aliexpress.com/item/1005008135472190.html" xlink:type="simple">https://de.aliexpress.com/item/1005008135472190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3.5mm Headphone Jack 307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.99" calcext:value-type="currency">
            <text:p>1.99 €</text:p>
          </table:table-cell>
          <table:table-cell/>
          <table:table-cell table:formula="of:=([.D6]+[.E6])/[.C6]" office:value-type="currency" office:currency="EUR" office:value="0.199" calcext:value-type="currency">
            <text:p>0.20 €</text:p>
          </table:table-cell>
          <table:table-cell office:value-type="string" calcext:value-type="string">
            <text:p><text:a xlink:href="https://de.aliexpress.com/item/1005008563098249.html" xlink:type="simple">https://de.aliexpress.com/item/1005008563098249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GF1002-PAM8003 Amplifier Bo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35" calcext:value-type="currency">
            <text:p>0.35 €</text:p>
          </table:table-cell>
          <table:table-cell office:value-type="currency" office:currency="EUR" office:value="11.72" calcext:value-type="currency">
            <text:p>11.72 €</text:p>
          </table:table-cell>
          <table:table-cell table:formula="of:=([.D7]+[.E7])/[.C7]" office:value-type="currency" office:currency="EUR" office:value="12.07" calcext:value-type="currency">
            <text:p>12.07 €</text:p>
          </table:table-cell>
          <table:table-cell office:value-type="string" calcext:value-type="string">
            <text:p><text:a xlink:href="https://de.aliexpress.com/item/1005003703777732.html" xlink:type="simple">https://de.aliexpress.com/item/1005003703777732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330Ω resisto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0.49" calcext:value-type="currency">
            <text:p>0.49 €</text:p>
          </table:table-cell>
          <table:table-cell office:value-type="currency" office:currency="EUR" office:value="3.18" calcext:value-type="currency">
            <text:p>3.18 €</text:p>
          </table:table-cell>
          <table:table-cell table:formula="of:=([.D8]+[.E8])/[.C8]" office:value-type="currency" office:currency="EUR" office:value="0.0367" calcext:value-type="currency">
            <text:p>0.04 €</text:p>
          </table:table-cell>
          <table:table-cell office:value-type="string" calcext:value-type="string">
            <text:p><text:a xlink:href="https://de.aliexpress.com/item/1005006006915852.html" xlink:type="simple">https://de.aliexpress.com/item/1005006006915852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3.3kΩ resisto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0.49" calcext:value-type="currency">
            <text:p>0.49 €</text:p>
          </table:table-cell>
          <table:table-cell office:value-type="currency" office:currency="EUR" office:value="3.18" calcext:value-type="currency">
            <text:p>3.18 €</text:p>
          </table:table-cell>
          <table:table-cell table:formula="of:=([.D9]+[.E9])/[.C9]" office:value-type="currency" office:currency="EUR" office:value="0.0367" calcext:value-type="currency">
            <text:p>0.04 €</text:p>
          </table:table-cell>
          <table:table-cell office:value-type="string" calcext:value-type="string">
            <text:p><text:a xlink:href="https://de.aliexpress.com/item/1005006006915852.html" xlink:type="simple">https://de.aliexpress.com/item/1005006006915852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33kΩ resisto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0.49" calcext:value-type="currency">
            <text:p>0.49 €</text:p>
          </table:table-cell>
          <table:table-cell office:value-type="currency" office:currency="EUR" office:value="3.18" calcext:value-type="currency">
            <text:p>3.18 €</text:p>
          </table:table-cell>
          <table:table-cell table:formula="of:=([.D10]+[.E10])/[.C10]" office:value-type="currency" office:currency="EUR" office:value="0.0367" calcext:value-type="currency">
            <text:p>0.04 €</text:p>
          </table:table-cell>
          <table:table-cell office:value-type="string" calcext:value-type="string">
            <text:p><text:a xlink:href="https://de.aliexpress.com/item/1005006006915852.html" xlink:type="simple">https://de.aliexpress.com/item/1005006006915852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1N4148 Diod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0.48" calcext:value-type="currency">
            <text:p>0.48 €</text:p>
          </table:table-cell>
          <table:table-cell office:value-type="currency" office:currency="EUR" office:value="3.97" calcext:value-type="currency">
            <text:p>3.97 €</text:p>
          </table:table-cell>
          <table:table-cell table:formula="of:=([.D11]+[.E11])/[.C11]" office:value-type="currency" office:currency="EUR" office:value="0.0445" calcext:value-type="currency">
            <text:p>0.04 €</text:p>
          </table:table-cell>
          <table:table-cell office:value-type="string" calcext:value-type="string">
            <text:p><text:a xlink:href="https://de.aliexpress.com/item/1005003194692663.html" xlink:type="simple">https://de.aliexpress.com/item/1005003194692663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200kΩ resisto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0.49" calcext:value-type="currency">
            <text:p>0.49 €</text:p>
          </table:table-cell>
          <table:table-cell office:value-type="currency" office:currency="EUR" office:value="3.18" calcext:value-type="currency">
            <text:p>3.18 €</text:p>
          </table:table-cell>
          <table:table-cell table:formula="of:=([.D12]+[.E12])/[.C12]" office:value-type="currency" office:currency="EUR" office:value="0.0367" calcext:value-type="currency">
            <text:p>0.04 €</text:p>
          </table:table-cell>
          <table:table-cell office:value-type="string" calcext:value-type="string">
            <text:p><text:a xlink:href="https://de.aliexpress.com/item/1005006006915852.html" xlink:type="simple">https://de.aliexpress.com/item/1005006006915852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220nF Capacito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0.25" calcext:value-type="currency">
            <text:p>0.25 €</text:p>
          </table:table-cell>
          <table:table-cell office:value-type="currency" office:currency="EUR" office:value="3.57" calcext:value-type="currency">
            <text:p>3.57 €</text:p>
          </table:table-cell>
          <table:table-cell table:formula="of:=([.D13]+[.E13])/[.C13]" office:value-type="currency" office:currency="EUR" office:value="0.0382" calcext:value-type="currency">
            <text:p>0.04 €</text:p>
          </table:table-cell>
          <table:table-cell office:value-type="string" calcext:value-type="string">
            <text:p><text:a xlink:href="https://de.aliexpress.com/item/1005008682681811.html" xlink:type="simple">https://de.aliexpress.com/item/1005008682681811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47nf Capacito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0.24" calcext:value-type="currency">
            <text:p>0.24 €</text:p>
          </table:table-cell>
          <table:table-cell office:value-type="currency" office:currency="EUR" office:value="3.63" calcext:value-type="currency">
            <text:p>3.63 €</text:p>
          </table:table-cell>
          <table:table-cell table:formula="of:=([.D14]+[.E14])/[.C14]" office:value-type="currency" office:currency="EUR" office:value="0.0387" calcext:value-type="currency">
            <text:p>0.04 €</text:p>
          </table:table-cell>
          <table:table-cell office:value-type="string" calcext:value-type="string">
            <text:p><text:a xlink:href="https://de.aliexpress.com/item/1005001496668624.html" xlink:type="simple">https://de.aliexpress.com/item/1005001496668624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Stylus DVM Prob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7" calcext:value-type="currency">
            <text:p>17.00 €</text:p>
          </table:table-cell>
          <table:table-cell office:value-type="currency" office:currency="EUR" office:value="0" calcext:value-type="currency">
            <text:p>0.00 €</text:p>
          </table:table-cell>
          <table:table-cell table:formula="of:=([.D15]+[.E15])/[.C15]" office:value-type="currency" office:currency="EUR" office:value="0.85" calcext:value-type="currency">
            <text:p>0.85 €</text:p>
          </table:table-cell>
          <table:table-cell office:value-type="string" calcext:value-type="string">
            <text:p><text:a xlink:href="https://de.aliexpress.com/item/1005009697619682.html" xlink:type="simple">https://de.aliexpress.com/item/1005009697619682.html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32.6" calcext:value-type="currency">
            <text:p>32.60 €</text:p>
          </table:table-cell>
          <table:table-cell office:value-type="currency" office:currency="EUR" office:value="61.4" calcext:value-type="currency">
            <text:p>61.40 €</text:p>
          </table:table-cell>
          <table:table-cell table:formula="of:=([.D16]+[.E16])/[.C16]" office:value-type="currency" office:currency="EUR" office:value="3.13333333333333" calcext:value-type="currency">
            <text:p>3.13 €</text:p>
          </table:table-cell>
          <table:table-cell office:value-type="string" calcext:value-type="string">
            <text:p><text:a xlink:href="https://cart.jlcpcb.com/quote/gerberviewThree/?pcb=true&amp;qs=491700147101782017_1_0_1_0_0.html&amp;isReplaceFile=false" xlink:type="simple">https://cart.jlcpcb.com/quote/gerberviewThree/?pcb=true&amp;qs=491700147101782017_1_0_1_0_0.html&amp;isReplaceFile=false</text:a>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7" table:number-columns-repeated="4"/>
          <table:table-cell table:style-name="ce11" table:formula="of:=SUM([.F3:.F16])" office:value-type="currency" office:currency="EUR" office:value="21.1975333333333" calcext:value-type="currency">
            <text:p>21.20 €</text:p>
          </table:table-cell>
          <table:table-cell table:style-name="ce7" table:number-columns-repeated="16378"/>
        </table:table-row>
        <table:table-row table:style-name="ro3">
          <table:table-cell table:style-name="Default"/>
          <table:table-cell table:style-name="ce8" office:value-type="string" calcext:value-type="string">
            <text:p>Units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16373"/>
        </table:table-row>
        <table:table-row table:style-name="ro3"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style-name="ce12" table:formula="of:=[.$F$17]*[.B19]" office:value-type="currency" office:currency="EUR" office:value="423.950666666667" calcext:value-type="currency">
            <text:p>423.95 €</text:p>
          </table:table-cell>
          <table:table-cell table:number-columns-repeated="5"/>
          <table:table-cell table:style-name="Default" table:number-columns-repeated="16373"/>
        </table:table-row>
        <table:table-row table:style-name="ro3">
          <table: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table:number-columns-repeated="3"/>
          <table:table-cell table:style-name="ce12" table:formula="of:=[.$F$17]*[.B20]" office:value-type="currency" office:currency="EUR" office:value="529.938333333333" calcext:value-type="currency">
            <text:p>529.94 €</text:p>
          </table:table-cell>
          <table:table-cell table:number-columns-repeated="5"/>
          <table:table-cell table:style-name="Default" table:number-columns-repeated="16373"/>
        </table:table-row>
        <table:table-row table:style-name="ro3"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Default" table:number-columns-repeated="3"/>
          <table:table-cell table:style-name="ce12" table:formula="of:=[.$F$17]*[.B21]" office:value-type="currency" office:currency="EUR" office:value="635.926" calcext:value-type="currency">
            <text:p>635.93 €</text:p>
          </table:table-cell>
          <table:table-cell table:number-columns-repeated="5"/>
          <table:table-cell table:style-name="Default" table:number-columns-repeated="16373"/>
        </table:table-row>
        <table:table-row table:style-name="ro3">
          <table:table-cell table:style-name="Default"/>
          <table:table-cell table:style-name="Default" office:value-type="float" office:value="35" calcext:value-type="float">
            <text:p>35</text:p>
          </table:table-cell>
          <table:table-cell table:style-name="Default" table:number-columns-repeated="3"/>
          <table:table-cell table:style-name="ce12" table:formula="of:=[.$F$17]*[.B22]" office:value-type="currency" office:currency="EUR" office:value="741.913666666667" calcext:value-type="currency">
            <text:p>741.91 €</text:p>
          </table:table-cell>
          <table:table-cell table:number-columns-repeated="5"/>
          <table:table-cell table:style-name="Default" table:number-columns-repeated="16373"/>
        </table:table-row>
        <table:table-row table:style-name="ro3">
          <table:table-cell table:style-name="Default"/>
          <table:table-cell table:style-name="Default" office:value-type="float" office:value="45" calcext:value-type="float">
            <text:p>45</text:p>
          </table:table-cell>
          <table:table-cell table:style-name="Default" table:number-columns-repeated="3"/>
          <table:table-cell table:style-name="ce12" table:formula="of:=[.$F$17]*[.B23]" office:value-type="currency" office:currency="EUR" office:value="953.889" calcext:value-type="currency">
            <text:p>953.89 €</text:p>
          </table:table-cell>
          <table:table-cell table:number-columns-repeated="5"/>
          <table:table-cell table:style-name="Default" table:number-columns-repeated="16373"/>
        </table:table-row>
        <table:table-row table:style-name="ro3"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style-name="Default" table:number-columns-repeated="3"/>
          <table:table-cell table:style-name="ce12" table:formula="of:=[.$F$17]*[.B24]" office:value-type="currency" office:currency="EUR" office:value="1059.87666666667" calcext:value-type="currency">
            <text:p>1,059.88 €</text:p>
          </table:table-cell>
          <table:table-cell table:number-columns-repeated="5"/>
          <table:table-cell table:style-name="Default" table:number-columns-repeated="16373"/>
        </table:table-row>
      </table:table>
      <table:named-expressions/>
      <table:database-ranges>
        <table:database-range table:name="__Anonymous_Sheet_DB__0" table:target-range-address="Sheet1.A11:Sheet1.A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21:44:49.37942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01:52:56.135387700</meta:creation-date>
    <dc:date>2025-09-22T21:53:19.706134900</dc:date>
    <meta:editing-duration>PT2H24M33S</meta:editing-duration>
    <meta:editing-cycles>5</meta:editing-cycles>
    <meta:generator>LibreOffice/25.8.0.4$Windows_X86_64 LibreOffice_project/48f00303701489684e67c38c28aff00cd5929e67</meta:generator>
    <meta:document-statistic meta:table-count="1" meta:cell-count="117" meta:object-count="0"/>
  </office:meta>
</office:document-meta>
</file>